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4" text:anchor-type="page" text:anchor-page-number="1" svg:x="153.53mm" svg:y="262.8mm" svg:width="48.51mm" svg:height="25.4mm" draw:z-index="43">
        <draw:text-box>
          <text:section text:style-name="Sect1" text:name="Sekce43" text:protected="true">
            <text:section-source text:section-name="MasterLabel"/>
            <text:p text:style-name="Standard"/>
          </text:section>
        </draw:text-box>
      </draw:frame>
      <draw:frame draw:style-name="fr1" draw:name="Rámec43" text:anchor-type="page" text:anchor-page-number="1" svg:x="105.02mm" svg:y="262.8mm" svg:width="48.51mm" svg:height="25.4mm" draw:z-index="42">
        <draw:text-box>
          <text:section text:style-name="Sect1" text:name="Sekce42" text:protected="true">
            <text:section-source text:section-name="MasterLabel"/>
            <text:p text:style-name="Standard"/>
          </text:section>
        </draw:text-box>
      </draw:frame>
      <draw:frame draw:style-name="fr1" draw:name="Rámec42" text:anchor-type="page" text:anchor-page-number="1" svg:x="56.52mm" svg:y="262.8mm" svg:width="48.51mm" svg:height="25.4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8.01mm" svg:y="262.8mm" svg:width="48.51mm" svg:height="25.4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53.53mm" svg:y="237.4mm" svg:width="48.51mm" svg:height="25.4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105.02mm" svg:y="237.4mm" svg:width="48.51mm" svg:height="25.4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56.52mm" svg:y="237.4mm" svg:width="48.51mm" svg:height="25.4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8.01mm" svg:y="237.4mm" svg:width="48.51mm" svg:height="25.4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53.53mm" svg:y="212mm" svg:width="48.51mm" svg:height="25.4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05.02mm" svg:y="212mm" svg:width="48.51mm" svg:height="25.4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56.52mm" svg:y="212mm" svg:width="48.51mm" svg:height="25.4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8.01mm" svg:y="212mm" svg:width="48.51mm" svg:height="25.4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153.53mm" svg:y="186.6mm" svg:width="48.51mm" svg:height="25.4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5.02mm" svg:y="186.6mm" svg:width="48.51mm" svg:height="25.4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56.52mm" svg:y="186.6mm" svg:width="48.51mm" svg:height="25.4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8.01mm" svg:y="186.6mm" svg:width="48.51mm" svg:height="25.4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53.53mm" svg:y="161.2mm" svg:width="48.51mm" svg:height="25.4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105.02mm" svg:y="161.2mm" svg:width="48.51mm" svg:height="25.4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56.52mm" svg:y="161.2mm" svg:width="48.51mm" svg:height="25.4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8.01mm" svg:y="161.2mm" svg:width="48.51mm" svg:height="25.4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53.53mm" svg:y="135.8mm" svg:width="48.51mm" svg:height="25.4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05.02mm" svg:y="135.8mm" svg:width="48.51mm" svg:height="25.4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56.52mm" svg:y="135.8mm" svg:width="48.51mm" svg:height="25.4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8.01mm" svg:y="135.8mm" svg:width="48.51mm" svg:height="25.4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53.53mm" svg:y="110.4mm" svg:width="48.51mm" svg:height="25.4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5.02mm" svg:y="110.4mm" svg:width="48.51mm" svg:height="25.4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56.52mm" svg:y="110.4mm" svg:width="48.51mm" svg:height="25.4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8.01mm" svg:y="110.4mm" svg:width="48.51mm" svg:height="25.4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53.53mm" svg:y="85mm" svg:width="48.51mm" svg:height="25.4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05.02mm" svg:y="85mm" svg:width="48.51mm" svg:height="25.4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56.52mm" svg:y="85mm" svg:width="48.51mm" svg:height="25.4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.01mm" svg:y="85mm" svg:width="48.51mm" svg:height="25.4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53.53mm" svg:y="59.6mm" svg:width="48.51mm" svg:height="25.4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5.02mm" svg:y="59.6mm" svg:width="48.51mm" svg:height="25.4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56.52mm" svg:y="59.6mm" svg:width="48.51mm" svg:height="25.4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8.01mm" svg:y="59.6mm" svg:width="48.51mm" svg:height="25.4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53.53mm" svg:y="34.2mm" svg:width="48.51mm" svg:height="25.4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5.02mm" svg:y="34.2mm" svg:width="48.51mm" svg:height="25.4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56.52mm" svg:y="34.2mm" svg:width="48.51mm" svg:height="25.4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8.01mm" svg:y="34.2mm" svg:width="48.51mm" svg:height="25.4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53.53mm" svg:y="8.8mm" svg:width="48.51mm" svg:height="25.4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05.02mm" svg:y="8.8mm" svg:width="48.51mm" svg:height="25.4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56.52mm" svg:y="8.8mm" svg:width="48.51mm" svg:height="25.4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8.01mm" svg:y="8.8mm" svg:width="48.51mm" svg:height="25.4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8.51mm" svg:height="25.4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8mm" fo:margin-bottom="0mm" fo:margin-left="8.01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29:59.882000000</meta:creation-date>
    <meta:editing-cycles>1</meta:editing-cycles>
    <meta:editing-duration>PT25S</meta:editing-duration>
    <dc:title>Rayfilm 0203</dc:title>
    <dc:date>2022-08-24T12:30:24.217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